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0e17b72" style:font-size-asian="14pt" style:font-size-complex="14pt"/>
    </style:style>
    <style:style style:name="P6" style:family="paragraph" style:parent-style-name="Standard">
      <style:text-properties fo:font-size="14pt" officeooo:paragraph-rsid="00eb8f6e" style:font-size-asian="14pt" style:font-size-complex="14pt"/>
    </style:style>
    <style:style style:name="P7" style:family="paragraph" style:parent-style-name="Standard">
      <style:text-properties fo:font-size="14pt" fo:font-style="italic" style:font-size-asian="14pt" style:font-style-asian="italic" style:font-size-complex="14pt" style:font-style-complex="italic"/>
    </style:style>
    <style:style style:name="P8" style:family="paragraph" style:parent-style-name="Standard">
      <style:text-properties fo:font-size="14pt" fo:font-weight="normal" officeooo:rsid="00de536a" officeooo:paragraph-rsid="00de536a" style:font-size-asian="14pt" style:font-weight-asian="normal" style:font-size-complex="14pt" style:font-weight-complex="normal"/>
    </style:style>
    <style:style style:name="P9" style:family="paragraph" style:parent-style-name="Standard">
      <style:text-properties fo:font-size="14pt" fo:font-weight="normal" officeooo:rsid="00dfa81a" officeooo:paragraph-rsid="00dfa81a" style:font-size-asian="14pt" style:font-weight-asian="normal" style:font-size-complex="14pt" style:font-weight-complex="normal"/>
    </style:style>
    <style:style style:name="P10" style:family="paragraph" style:parent-style-name="Standard">
      <style:text-properties fo:font-size="14pt" fo:font-weight="normal" officeooo:rsid="00e17b72" officeooo:paragraph-rsid="00e17b72" style:font-size-asian="14pt" style:font-weight-asian="normal" style:font-size-complex="14pt" style:font-weight-complex="normal"/>
    </style:style>
    <style:style style:name="P11" style:family="paragraph" style:parent-style-name="Standard">
      <style:text-properties fo:font-size="14pt" fo:font-weight="normal" officeooo:rsid="00e236f5" officeooo:paragraph-rsid="00e236f5" style:font-size-asian="14pt" style:font-weight-asian="normal" style:font-size-complex="14pt" style:font-weight-complex="normal"/>
    </style:style>
    <style:style style:name="P12" style:family="paragraph" style:parent-style-name="Standard">
      <style:text-properties fo:font-size="14pt" fo:font-weight="normal" officeooo:rsid="00e236f5" officeooo:paragraph-rsid="00e2f574" style:font-size-asian="14pt" style:font-weight-asian="normal" style:font-size-complex="14pt" style:font-weight-complex="normal"/>
    </style:style>
    <style:style style:name="P13" style:family="paragraph" style:parent-style-name="Standard">
      <style:text-properties fo:font-size="14pt" fo:font-weight="normal" officeooo:rsid="00e2f574" officeooo:paragraph-rsid="00e2f574" style:font-size-asian="14pt" style:font-weight-asian="normal" style:font-size-complex="14pt" style:font-weight-complex="normal"/>
    </style:style>
    <style:style style:name="P14" style:family="paragraph" style:parent-style-name="Standard">
      <style:text-properties fo:font-size="14pt" fo:font-weight="normal" officeooo:rsid="00e2f574" officeooo:paragraph-rsid="00e3e5a1" style:font-size-asian="14pt" style:font-weight-asian="normal" style:font-size-complex="14pt" style:font-weight-complex="normal"/>
    </style:style>
    <style:style style:name="P15" style:family="paragraph" style:parent-style-name="Standard">
      <style:text-properties fo:font-size="14pt" fo:font-weight="normal" officeooo:rsid="00e4cdf9" officeooo:paragraph-rsid="00e4cdf9" style:font-size-asian="14pt" style:font-weight-asian="normal" style:font-size-complex="14pt" style:font-weight-complex="normal"/>
    </style:style>
    <style:style style:name="P16" style:family="paragraph" style:parent-style-name="Standard">
      <style:text-properties fo:font-size="14pt" fo:font-weight="normal" officeooo:rsid="00e5cdb4" officeooo:paragraph-rsid="00e5cdb4" style:font-size-asian="14pt" style:font-weight-asian="normal" style:font-size-complex="14pt" style:font-weight-complex="normal"/>
    </style:style>
    <style:style style:name="P17" style:family="paragraph" style:parent-style-name="Standard">
      <style:text-properties fo:font-size="14pt" fo:font-weight="normal" officeooo:rsid="00e7a57c" officeooo:paragraph-rsid="00e7a57c" style:font-size-asian="14pt" style:font-weight-asian="normal" style:font-size-complex="14pt" style:font-weight-complex="normal"/>
    </style:style>
    <style:style style:name="P18" style:family="paragraph" style:parent-style-name="Standard">
      <style:text-properties fo:font-size="14pt" fo:font-weight="normal" officeooo:rsid="00e82005" officeooo:paragraph-rsid="00e82005" style:font-size-asian="14pt" style:font-weight-asian="normal" style:font-size-complex="14pt" style:font-weight-complex="normal"/>
    </style:style>
    <style:style style:name="P19" style:family="paragraph" style:parent-style-name="Standard">
      <style:text-properties fo:font-size="14pt" fo:font-weight="normal" officeooo:rsid="00ea5322" officeooo:paragraph-rsid="00ea5322" style:font-size-asian="14pt" style:font-weight-asian="normal" style:font-size-complex="14pt" style:font-weight-complex="normal"/>
    </style:style>
    <style:style style:name="P2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Standard">
      <style:paragraph-properties fo:text-align="center" style:justify-single-word="false"/>
      <style:text-properties fo:font-size="20pt" fo:font-weight="bold" officeooo:paragraph-rsid="00e17b72" style:font-size-asian="20pt" style:font-weight-asian="bold" style:font-size-complex="20pt" style:font-weight-complex="bold"/>
    </style:style>
    <style:style style:name="P22" style:family="paragraph" style:parent-style-name="Standard">
      <style:paragraph-properties fo:text-align="center" style:justify-single-word="false"/>
      <style:text-properties fo:font-size="20pt" fo:font-weight="bold" officeooo:paragraph-rsid="00eb8f6e" style:font-size-asian="20pt" style:font-weight-asian="bold" style:font-size-complex="20pt" style:font-weight-complex="bold"/>
    </style:style>
    <style:style style:name="P23" style:family="paragraph" style:parent-style-name="Standard">
      <style:text-properties style:text-position="0% 100%" fo:font-size="14pt" fo:font-weight="normal" officeooo:rsid="00dfa81a" officeooo:paragraph-rsid="00dfa81a" style:font-size-asian="14pt" style:font-weight-asian="normal" style:font-size-complex="14pt" style:font-weight-complex="normal"/>
    </style:style>
    <style:style style:name="P24" style:family="paragraph" style:parent-style-name="Standard">
      <style:text-properties style:text-position="0% 100%" fo:font-size="14pt" fo:font-weight="normal" officeooo:rsid="00e236f5" officeooo:paragraph-rsid="00e17b72" style:font-size-asian="14pt" style:font-weight-asian="normal" style:font-size-complex="14pt" style:font-weight-complex="normal"/>
    </style:style>
    <style:style style:name="P25" style:family="paragraph" style:parent-style-name="Standard">
      <style:text-properties style:text-position="0% 100%" fo:font-size="14pt" fo:font-weight="normal" officeooo:rsid="00e236f5" officeooo:paragraph-rsid="00e236f5" style:font-size-asian="14pt" style:font-weight-asian="normal" style:font-size-complex="14pt" style:font-weight-complex="normal"/>
    </style:style>
    <style:style style:name="P26" style:family="paragraph" style:parent-style-name="Standard">
      <style:text-properties style:text-position="0% 100%" fo:font-size="14pt" fo:font-weight="normal" officeooo:rsid="00e2f574" officeooo:paragraph-rsid="00e2f574" style:font-size-asian="14pt" style:font-weight-asian="normal" style:font-size-complex="14pt" style:font-weight-complex="normal"/>
    </style:style>
    <style:style style:name="P27" style:family="paragraph" style:parent-style-name="Standard">
      <style:text-properties style:text-position="0% 100%" fo:font-size="14pt" fo:font-weight="normal" officeooo:rsid="00e3e5a1" officeooo:paragraph-rsid="00e3e5a1" style:font-size-asian="14pt" style:font-weight-asian="normal" style:font-size-complex="14pt" style:font-weight-complex="normal"/>
    </style:style>
    <style:style style:name="P28" style:family="paragraph" style:parent-style-name="Standard">
      <style:text-properties style:text-position="0% 100%" fo:font-size="14pt" fo:font-weight="normal" officeooo:rsid="00e3e5a1" officeooo:paragraph-rsid="00e4cdf9" style:font-size-asian="14pt" style:font-weight-asian="normal" style:font-size-complex="14pt" style:font-weight-complex="normal"/>
    </style:style>
    <style:style style:name="P29" style:family="paragraph" style:parent-style-name="Standard">
      <style:text-properties style:text-position="0% 100%" fo:font-size="14pt" fo:font-weight="normal" officeooo:rsid="00e4cdf9" officeooo:paragraph-rsid="00e4cdf9" style:font-size-asian="14pt" style:font-weight-asian="normal" style:font-size-complex="14pt" style:font-weight-complex="normal"/>
    </style:style>
    <style:style style:name="P30" style:family="paragraph" style:parent-style-name="Standard">
      <style:text-properties style:text-position="0% 100%" fo:font-size="14pt" fo:font-weight="normal" officeooo:rsid="00e4cdf9" officeooo:paragraph-rsid="00e97a00" style:font-size-asian="14pt" style:font-weight-asian="normal" style:font-size-complex="14pt" style:font-weight-complex="normal"/>
    </style:style>
    <style:style style:name="P31" style:family="paragraph" style:parent-style-name="Standard">
      <style:text-properties style:text-position="0% 100%" fo:font-size="14pt" fo:font-weight="normal" officeooo:rsid="00e5cdb4" officeooo:paragraph-rsid="00e4cdf9" style:font-size-asian="14pt" style:font-weight-asian="normal" style:font-size-complex="14pt" style:font-weight-complex="normal"/>
    </style:style>
    <style:style style:name="P32" style:family="paragraph" style:parent-style-name="Standard">
      <style:text-properties style:text-position="0% 100%" fo:font-size="14pt" fo:font-weight="normal" officeooo:rsid="00e7a57c" officeooo:paragraph-rsid="00e5cdb4" style:font-size-asian="14pt" style:font-weight-asian="normal" style:font-size-complex="14pt" style:font-weight-complex="normal"/>
    </style:style>
    <style:style style:name="P33" style:family="paragraph" style:parent-style-name="Standard">
      <style:text-properties style:text-position="0% 100%" fo:font-size="14pt" fo:font-weight="normal" officeooo:rsid="00e7a57c" officeooo:paragraph-rsid="00e7a57c" style:font-size-asian="14pt" style:font-weight-asian="normal" style:font-size-complex="14pt" style:font-weight-complex="normal"/>
    </style:style>
    <style:style style:name="P34" style:family="paragraph" style:parent-style-name="Standard">
      <style:text-properties style:text-position="0% 100%" fo:font-size="14pt" fo:font-weight="normal" officeooo:rsid="00e82005" officeooo:paragraph-rsid="00e7a57c" style:font-size-asian="14pt" style:font-weight-asian="normal" style:font-size-complex="14pt" style:font-weight-complex="normal"/>
    </style:style>
    <style:style style:name="P35" style:family="paragraph" style:parent-style-name="Standard">
      <style:text-properties style:text-position="0% 100%" fo:font-size="14pt" fo:font-weight="normal" officeooo:rsid="00e82005" officeooo:paragraph-rsid="00e82005" style:font-size-asian="14pt" style:font-weight-asian="normal" style:font-size-complex="14pt" style:font-weight-complex="normal"/>
    </style:style>
    <style:style style:name="P36" style:family="paragraph" style:parent-style-name="Standard">
      <style:text-properties style:text-position="0% 100%" fo:font-size="14pt" fo:font-weight="normal" officeooo:rsid="00e97a00" officeooo:paragraph-rsid="00e82005" style:font-size-asian="14pt" style:font-weight-asian="normal" style:font-size-complex="14pt" style:font-weight-complex="normal"/>
    </style:style>
    <style:style style:name="P37" style:family="paragraph" style:parent-style-name="Standard">
      <style:text-properties style:text-position="0% 100%" fo:font-size="14pt" fo:font-weight="normal" officeooo:rsid="00e97a00" officeooo:paragraph-rsid="00e97a00" style:font-size-asian="14pt" style:font-weight-asian="normal" style:font-size-complex="14pt" style:font-weight-complex="normal"/>
    </style:style>
    <style:style style:name="P38" style:family="paragraph" style:parent-style-name="Standard">
      <style:text-properties style:text-position="0% 100%" fo:font-size="14pt" fo:font-weight="normal" officeooo:rsid="00ea5322" officeooo:paragraph-rsid="00ea5322" style:font-size-asian="14pt" style:font-weight-asian="normal" style:font-size-complex="14pt" style:font-weight-complex="normal"/>
    </style:style>
    <style:style style:name="P39" style:family="paragraph" style:parent-style-name="Standard">
      <style:text-properties style:text-position="0% 100%" fo:font-size="14pt" fo:font-weight="normal" officeooo:rsid="00eb8f6e" officeooo:paragraph-rsid="00eb8f6e" style:font-size-asian="14pt" style:font-weight-asian="normal" style:font-size-complex="14pt" style:font-weight-complex="normal"/>
    </style:style>
    <style:style style:name="P40" style:family="paragraph" style:parent-style-name="Standard" style:list-style-name="L1">
      <style:text-properties style:text-position="0% 100%" fo:font-size="14pt" fo:font-weight="normal" officeooo:rsid="00eb8f6e" officeooo:paragraph-rsid="00eb8f6e" style:font-size-asian="14pt" style:font-weight-asian="normal" style:font-size-complex="14pt" style:font-weight-complex="normal"/>
    </style:style>
    <style:style style:name="P41" style:family="paragraph" style:parent-style-name="Standard" style:list-style-name="L1">
      <style:text-properties style:text-position="0% 100%" fo:font-size="14pt" fo:font-weight="normal" officeooo:rsid="00ec24e1" officeooo:paragraph-rsid="00ec24e1" style:font-size-asian="14pt" style:font-weight-asian="normal" style:font-size-complex="14pt" style:font-weight-complex="normal"/>
    </style:style>
    <style:style style:name="P42" style:family="paragraph" style:parent-style-name="Standard">
      <style:text-properties style:text-position="0% 100%" style:font-name="Courier 10 Pitch" fo:font-size="14pt" fo:font-weight="normal" officeooo:rsid="00e236f5" officeooo:paragraph-rsid="00e236f5" style:font-size-asian="14pt" style:font-weight-asian="normal" style:font-size-complex="14pt" style:font-weight-complex="normal"/>
    </style:style>
    <style:style style:name="P43" style:family="paragraph" style:parent-style-name="Standard">
      <style:text-properties style:text-position="0% 100%" style:font-name="Courier 10 Pitch" fo:font-size="14pt" fo:font-weight="normal" officeooo:rsid="00e2f574" officeooo:paragraph-rsid="00e2f574" style:font-size-asian="14pt" style:font-weight-asian="normal" style:font-size-complex="14pt" style:font-weight-complex="normal"/>
    </style:style>
    <style:style style:name="P44" style:family="paragraph" style:parent-style-name="Standard">
      <style:text-properties style:text-position="0% 100%" style:font-name="Courier 10 Pitch" fo:font-size="14pt" fo:font-weight="normal" officeooo:rsid="00e3e5a1" officeooo:paragraph-rsid="00e4cdf9" style:font-size-asian="14pt" style:font-weight-asian="normal" style:font-size-complex="14pt" style:font-weight-complex="normal"/>
    </style:style>
    <style:style style:name="P45" style:family="paragraph" style:parent-style-name="Standard" style:list-style-name="L1">
      <style:text-properties fo:font-size="14pt" fo:font-weight="normal" officeooo:rsid="00eb8f6e" officeooo:paragraph-rsid="00eb8f6e" style:font-size-asian="14pt" style:font-weight-asian="normal" style:font-size-complex="14pt" style:font-weight-complex="normal"/>
    </style:style>
    <style:style style:name="P46" style:family="paragraph" style:parent-style-name="Standard">
      <style:text-properties fo:font-size="14pt" fo:font-weight="normal" officeooo:rsid="00de536a" officeooo:paragraph-rsid="00ed2473" style:font-size-asian="14pt" style:font-weight-asian="normal" style:font-size-complex="14pt" style:font-weight-complex="normal"/>
    </style:style>
    <style:style style:name="P47" style:family="paragraph" style:parent-style-name="Standard">
      <style:text-properties fo:font-size="14pt" fo:font-weight="normal" officeooo:rsid="00ed2473" officeooo:paragraph-rsid="00ed2473" style:font-size-asian="14pt" style:font-weight-asian="normal" style:font-size-complex="14pt" style:font-weight-complex="normal"/>
    </style:style>
    <style:style style:name="P48" style:family="paragraph" style:parent-style-name="Standard">
      <style:text-properties fo:font-size="14pt" fo:font-weight="normal" officeooo:rsid="00ed2473" officeooo:paragraph-rsid="00ee2502" style:font-size-asian="14pt" style:font-weight-asian="normal" style:font-size-complex="14pt" style:font-weight-complex="normal"/>
    </style:style>
    <style:style style:name="P49" style:family="paragraph" style:parent-style-name="Standard">
      <style:text-properties fo:font-size="14pt" fo:font-weight="normal" officeooo:rsid="00ee2502" officeooo:paragraph-rsid="00ee2502" style:font-size-asian="14pt" style:font-weight-asian="normal" style:font-size-complex="14pt" style:font-weight-complex="normal"/>
    </style:style>
    <style:style style:name="P50" style:family="paragraph" style:parent-style-name="Standard">
      <style:text-properties fo:font-size="14pt" officeooo:paragraph-rsid="00ed2473" style:font-size-asian="14pt" style:font-size-complex="14pt"/>
    </style:style>
    <style:style style:name="P51" style:family="paragraph" style:parent-style-name="Standard">
      <style:text-properties fo:font-size="14pt" officeooo:paragraph-rsid="00ee2502" style:font-size-asian="14pt" style:font-size-complex="14pt"/>
    </style:style>
    <style:style style:name="P52" style:family="paragraph" style:parent-style-name="Standard">
      <style:paragraph-properties fo:text-align="center" style:justify-single-word="false"/>
      <style:text-properties fo:font-size="20pt" fo:font-weight="bold" officeooo:paragraph-rsid="00ed2473" style:font-size-asian="20pt" style:font-weight-asian="bold" style:font-size-complex="20pt" style:font-weight-complex="bold"/>
    </style:style>
    <style:style style:name="P53" style:family="paragraph" style:parent-style-name="Standard">
      <style:paragraph-properties fo:text-align="center" style:justify-single-word="false"/>
      <style:text-properties fo:font-size="20pt" fo:font-weight="bold" officeooo:paragraph-rsid="00ee2502" style:font-size-asian="20pt" style:font-weight-asian="bold" style:font-size-complex="20pt" style:font-weight-complex="bold"/>
    </style:style>
    <style:style style:name="T1" style:family="text">
      <style:text-properties officeooo:rsid="0091e28d"/>
    </style:style>
    <style:style style:name="T2" style:family="text">
      <style:text-properties officeooo:rsid="00d89bbb"/>
    </style:style>
    <style:style style:name="T3" style:family="text">
      <style:text-properties officeooo:rsid="00ddc19f"/>
    </style:style>
    <style:style style:name="T4" style:family="text">
      <style:text-properties style:text-position="super 58%"/>
    </style:style>
    <style:style style:name="T5" style:family="text">
      <style:text-properties style:text-position="0% 100%"/>
    </style:style>
    <style:style style:name="T6" style:family="text">
      <style:text-properties style:text-position="0% 100%" officeooo:rsid="00e236f5"/>
    </style:style>
    <style:style style:name="T7" style:family="text">
      <style:text-properties style:text-position="0% 100%" officeooo:rsid="00e2f574"/>
    </style:style>
    <style:style style:name="T8" style:family="text">
      <style:text-properties style:text-position="0% 100%" officeooo:rsid="00e3e5a1"/>
    </style:style>
    <style:style style:name="T9" style:family="text">
      <style:text-properties style:text-position="0% 100%" officeooo:rsid="00e5cdb4"/>
    </style:style>
    <style:style style:name="T10" style:family="text">
      <style:text-properties style:text-position="0% 100%" officeooo:rsid="00e7a57c"/>
    </style:style>
    <style:style style:name="T11" style:family="text">
      <style:text-properties style:text-position="0% 100%" fo:font-weight="bold" style:font-weight-asian="bold" style:font-weight-complex="bold"/>
    </style:style>
    <style:style style:name="T12" style:family="text">
      <style:text-properties style:text-position="0% 100%" officeooo:rsid="00e82005"/>
    </style:style>
    <style:style style:name="T13" style:family="text">
      <style:text-properties style:text-position="0% 100%" officeooo:rsid="00e4cdf9"/>
    </style:style>
    <style:style style:name="T14" style:family="text">
      <style:text-properties style:text-position="0% 100%" officeooo:rsid="00e97a00"/>
    </style:style>
    <style:style style:name="T15" style:family="text">
      <style:text-properties style:text-position="0% 100%" officeooo:rsid="00ec24e1"/>
    </style:style>
    <style:style style:name="T16" style:family="text">
      <style:text-properties officeooo:rsid="00e17b72"/>
    </style:style>
    <style:style style:name="T17" style:family="text">
      <style:text-properties officeooo:rsid="00eb8f6e"/>
    </style:style>
    <style:style style:name="T18" style:family="text">
      <style:text-properties officeooo:rsid="00ed2473"/>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officeooo:rsid="00ee250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18">"Sparsify" program</text:span>.</text:p>
      <text:p text:style-name="P1">Richard Parker <text:span text:style-name="T18">2.10</text:span>.201<text:span text:style-name="T1">7</text:span></text:p>
      <text:p text:style-name="P7"/>
      <text:p text:style-name="P20">Section 1 – Introduction<text:span text:style-name="T2">.</text:span></text:p>
      <text:p text:style-name="P4"/>
      <text:p text:style-name="P46"><text:span text:style-name="T18">It now seems clear that the "sparsify" is needed. <text:s/>This document takes a look at how it will work, and in particular what new demands it makes on the HPMI interface.</text:span></text:p>
      <text:p text:style-name="P46"/>
      <text:p text:style-name="P52">Section <text:span text:style-name="T18">2</text:span> – <text:span text:style-name="T20">Formats.</text:span></text:p>
      <text:p text:style-name="P50"/>
      <text:p text:style-name="P47">The first step is clearly to read in the matrix B to be sparsified. <text:s/>The idea so far is that this matrix remains in memory - disk-chopping is outside the scope of this investigation so far.</text:p>
      <text:p text:style-name="P47"/>
      <text:p text:style-name="P47">It seems clear that the matrix is then converted into Bfmt - hence the name 'B'. <text:s/>It is not clear that B is ever needed in any other format. <text:s/>Notice that, for extension fields, this conversion happens below the linear forms transformation.</text:p>
      <text:p text:style-name="P47"/>
      <text:p text:style-name="P47">The batches being multiplied by B go into the multiplication in Afmt, and the result comes out in Cfmt, and it also seems clear that the transformation of this Cfmt back to Afmt proceeds via (extension field) Dfmt.</text:p>
      <text:p text:style-name="P47"/>
      <text:p text:style-name="P47">There is also a need to do Gaussian elimination, and at first sight there are two approaches. <text:s/>Either the matrix is put into full NREF, or the cleaning is done one batch at a time. <text:s/>Either way, once the pivots have been extracted, these need to be converted to Afmt, so the bulk of the Gaussian matrix is also held in Bfmt, and the rows being cleaned need to be Cfmt. <text:s/>Let's look in a bit more detail at the two approaches.</text:p>
      <text:p text:style-name="P47"/>
      <text:p text:style-name="P47"><text:span text:style-name="T19">Approach 1 - NREF.</text:span> <text:s/>Here result of the matrix multiplication can have all its pivots extracted from the Dfmt (say) and the multiply-and-add is only done on the remnant. <text:s/>This is clearly an advantage. <text:s/>Once the cleaned rows emerge, however, there is then the difficulty of adjusting the Gaussian matrix to remove some columns and riffle in some rows, neither of which is currently implemented in the HPMI.</text:p>
      <text:p text:style-name="P47"/>
      <text:p text:style-name="P47"><text:span text:style-name="T19">Approach 2 - No back cleaning.</text:span> <text:s/>In this case we can retain the Gaussian matrix untouched in Bfmt, but we must extract the pivots before each round of cleaning, presumably from Cfmt, since that is all we have.<text:span text:style-name="T20"> <text:s/>The pivot-extract "program" only needs to be computed once, however, and the extraction of pivots from Cfmt is already on the road-map for "slab" echelize.</text:span></text:p>
      <text:p text:style-name="P47"/>
      <text:p text:style-name="P49"><text:soft-page-break/>In general terms it seems clear that Approach 2 is more in tune with the current road-map. <text:s/>However, the extraction of pivots from Cfmt when the rows are 1,000,000 long (as seems necessary for sparsify) may be a rather different matter compared to the needs of slab-echelize, which is extracting about the same number of pivots (about 1,000) but from Cfmt rows only expected to be 50,000 long - slab scale. <text:s/>It may be appropriate, therefore, to re-format the Gaussian matrix into bigger batches (e.g. 20,000 rows) occasionally to make the operation a bit faster.</text:p>
      <text:p text:style-name="P49"/>
      <text:p text:style-name="P53">Section <text:span text:style-name="T20">3</text:span> – <text:span text:style-name="T20">Using multiple cores.</text:span></text:p>
      <text:p text:style-name="P51"/>
      <text:p text:style-name="P48">The first step is clearly to read i</text:p>
      <text:p text:style-name="P46"/>
      <text:p text:style-name="P46">ll the methods I have considered so far is to take a vector<text:span text:style-name="T3"> and repeatedly multiply it by the matrix until a linear dependence is found, after which a further vector (not in the space spanned so far) is taken and the process repeated until the entire space is spanned.</text:span> <text:s/>The linear dependencies found then give the characteristic polynomial in a partially factorized form, which is the best we can do. <text:s/><text:span text:style-name="T3">We take as our "standard" example a 1,000,000 x 1,000,000 matrix over the field of order 3.</text:span></text:p>
      <text:p text:style-name="P8"/>
      <text:p text:style-name="P8">If naive Dfmt multiplication is used, this involves processing the 200 GB matrix (assuming it fits in memory, which is probably reasonable at this scale) 1,000,000 times, and at an estimated 1 nSec/byte this is 200,000,000 seconds, or about 5.5 years.</text:p>
      <text:p text:style-name="P8"/>
      <text:p text:style-name="P8">We wish to improve on this in several major ways.</text:p>
      <text:p text:style-name="P8"/>
      <text:p text:style-name="P8">Firstly we'd like to use multiple cores. <text:s/>This can, of course, be applied to the naive method by chopping the matrix vertically into 32 columns and giving each core a column. <text:s/>This still leaves plenty of work to do in each job, and should reduce the time (ideally) by a factor of 32, yielding a time of 60 days.</text:p>
      <text:p text:style-name="P8"/>
      <text:p text:style-name="P8">Secondly we'd like to use vector arithmetic. <text:s/>Although mod 3 this speeds up computation by a factor of around 100, this will only be of use as long as the memory bandwidth limit is not reached, and with the above strategy it soon will. <text:s/>One byte every nSec is close to the bandwidth limit already, so we would need to do better than that.</text:p>
      <text:p text:style-name="P8"/>
      <text:p text:style-name="P9">A third idea is to "sparsify" the matrix first. <text:s/>The point here is that it is almost as fast to multiply 1,000 vectors by a matrix (using the HPMI) as it is to multiply one vector, so by taking 1,000 vectors to start with, we will obtain a basis with respect to which all but a thousand or two basis elements are taken by the matrix to another basis element, thereby reducing the work for the vast majority of rows of the matrix to a DUnpak and a DPak, or even DCut and DPaste if (as seems likely) many consecutive entries need to be moved at once. <text:s/>That would still leave a thousand entries to be done at full scale, although using multiple cores at such a tiny granularity might pose a problem.</text:p>
      <text:p text:style-name="P9"><text:soft-page-break/></text:p>
      <text:p text:style-name="P9">Another idea is to use the fast matrix multiplication to square the matrix repeatedly. <text:s/>We could then make v.X<text:span text:style-name="T4">n</text:span><text:span text:style-name="T5"> for 0&lt;n&lt;1023 with ten multiplications (which we could do while we are squaring) and then multiply, using the HPMI, by X</text:span><text:span text:style-name="T4">1024</text:span><text:span text:style-name="T5"> repeatedly to make the vectors more rapidly.</text:span></text:p>
      <text:p text:style-name="P23"/>
      <text:p text:style-name="P10"><text:span text:style-name="T5">There are two prospective uses of characteristic polynomial that perhaps should be treated separately. <text:s/>In one case, we wish to compute the Brauer character of a representation, so that the minimal polynomial has low degree and is often known beforehand, as it is simply X</text:span><text:span text:style-name="T4">n</text:span><text:span text:style-name="T5">-1. <text:s/>In the other case, the matrix is more random, being an element of the group algebra. <text:s/>In this case the minimal polynomial is likely to be a fair proportion of the degree, so that - for example - a random 1,000 vectors are likely to spin up to the whole space, making sparsification a viable approach.</text:span></text:p>
      <text:p text:style-name="P23"/>
      <text:p text:style-name="P21">Section <text:span text:style-name="T16">2</text:span> – <text:span text:style-name="T16">Making a start.</text:span></text:p>
      <text:p text:style-name="P5"/>
      <text:p text:style-name="P10"><text:span text:style-name="T5">In our "standard" example of 1,000,000 dimensions mod 3, the matrix occupies 200 GB on disk, a little more in memory (in Bfmt), takes perhaps 12 hours to do a dense multiplication, and perhaps half an hour to read the disk file. <text:s/>If we are going to multiply vectors by the matrix, it therefore makes sense to multiply about 5% of the dimension (i.e. 50,000 rows) as otherwise we will anyway be waiting for the disk and processors will be idle. <text:s/></text:span><text:span text:style-name="T6">While doing this, we might usefully check to see if the minimal polynomial degree is 0 (the matrix is zero) or 1 (the matrix is a scalar), and indeed a diagonal matrix can be recognized and its polynomial evaluated while reading the matrix for the first time. <text:s/>In order to get any sparsification, we will eventually need to do a matrix multiplication's worth of work, but if the starting vectors are taken as the basis vectors, all the work is in the Gaussian. <text:s/>Let's turn our attention to that.</text:span></text:p>
      <text:p text:style-name="P24"/>
      <text:p text:style-name="P11"><text:span text:style-name="T5">We may hope to produce a sparsification of 50% without doing any multiplications. <text:s/>The idea is to take the first N rows of the matrix, delete the first N columns and find that the remainder spans the space. <text:s/>Our first shot is therefore to chop the matrix into four </text:span><text:span text:style-name="T7">roughly </text:span><text:span text:style-name="T5">equal parts - to treat the matrix as</text:span></text:p>
      <text:p text:style-name="P25"/>
      <text:p text:style-name="P42"><text:s text:c="2"/>A <text:s/>B</text:p>
      <text:p text:style-name="P42"><text:s text:c="2"/>C <text:s/>D</text:p>
      <text:p text:style-name="P25"/>
      <text:p text:style-name="P12"><text:span text:style-name="T5">and to start of</text:span><text:span text:style-name="T7">f by</text:span><text:span text:style-name="T5"> </text:span><text:span text:style-name="T7">checking that the </text:span><text:span text:style-name="T5">rank of B</text:span><text:span text:style-name="T7"> equals the number of columns</text:span><text:span text:style-name="T5">.</text:span><text:span text:style-name="T7"> <text:s/>We need to find a robust way of finding the minimum sized block of A such that this is the case . . . I'll leave that for the moment.</text:span></text:p>
      <text:p text:style-name="P26"/>
      <text:p text:style-name="P26">We then take as our new basis for the space the matrix</text:p>
      <text:p text:style-name="P26"/>
      <text:p text:style-name="P43"><text:s text:c="2"/>I <text:s/>0</text:p>
      <text:p text:style-name="P43"><text:s text:c="2"/>A <text:s/>B</text:p>
      <text:p text:style-name="P26"><text:soft-page-break/></text:p>
      <text:p text:style-name="P26">where we only take the rows that span the B space.</text:p>
      <text:p text:style-name="P13"><text:span text:style-name="T8">T</text:span><text:span text:style-name="T5">o express our matrix in this basis, we will need to compute </text:span></text:p>
      <text:p text:style-name="P26"/>
      <text:p text:style-name="P43"><text:s text:c="2"/>A <text:s/>B <text:s text:c="3"/>A <text:s/>B <text:s text:c="2"/>= <text:s text:c="2"/>AA+BC <text:s text:c="2"/>AB+BD <text:s text:c="3"/>= <text:s/>X <text:s/>Y <text:s/>(say)</text:p>
      <text:p text:style-name="P43"><text:s text:c="10"/>C <text:s/>D</text:p>
      <text:p text:style-name="P12"><text:span text:style-name="T7"><text:s/></text:span><text:span text:style-name="T5"><text:s text:c="2"/></text:span></text:p>
      <text:p text:style-name="P14"><text:span text:style-name="T5">In other words we will need to start the process of squaring the matrix. We will also need to express (X,Y) in the new basis. <text:s/>To do this we need to start with Y and express it as QB, and then compute </text:span><text:span text:style-name="T8">P=X-</text:span><text:span text:style-name="T5">QA</text:span><text:span text:style-name="T8">. <text:s/>Having done this, the transformed matrix is</text:span></text:p>
      <text:p text:style-name="P27"/>
      <text:p text:style-name="P44"><text:s text:c="2"/>0 <text:s/>I</text:p>
      <text:p text:style-name="P44"><text:s text:c="2"/>P <text:s/>Q</text:p>
      <text:p text:style-name="P44"/>
      <text:p text:style-name="P28">since</text:p>
      <text:p text:style-name="P28"/>
      <text:p text:style-name="P44"><text:s text:c="2"/>I <text:s/>0 <text:s text:c="2"/>A <text:s/>B <text:s/>= <text:s text:c="3"/>A <text:s text:c="4"/>B <text:s text:c="4"/>= <text:s/>A <text:s/>B <text:s text:c="2"/>= <text:s text:c="2"/>0 <text:s/>1 <text:s text:c="2"/>I <text:s/>0</text:p>
      <text:p text:style-name="P44"><text:s text:c="2"/>A <text:s/>B <text:s text:c="2"/>C <text:s/>D <text:s text:c="4"/>AA+BC AB+BD <text:s text:c="5"/>X <text:s/>Y <text:s text:c="6"/>P <text:s/>Q <text:s text:c="2"/>A <text:s/>B</text:p>
      <text:p text:style-name="P28"/>
      <text:p text:style-name="P29">This involves half a multiplication, an inversion of a quarter-sized matrix (Y) and the multiplication QA, so about 9 hours work on the standard case.</text:p>
      <text:p text:style-name="P29"/>
      <text:p text:style-name="P15"><text:span text:style-name="T5">This is, of course, the S=2 case of the (more general) "sparsification" process, </text:span><text:span text:style-name="T9">By doing a "higher-order" sparsification, we must do more work - in the limit we must do 24 hours work - and to do order S we must also read through the matrix S-1 times. <text:s/>On the one hand this results in a result that is much more sparse, though the fewer starting vectors we take, the greater the chance that their images do not span the whole space. <text:s/>There is also a danger that more multiplications will be needed to span the space. <text:s/>By the above estimates, it looks like S=20 will be about the sweet spot - balancing the work with the disk IO (mainly re-reading the matrix) . . .</text:span></text:p>
      <text:p text:style-name="P31"/>
      <text:p text:style-name="P16"><text:span text:style-name="T5">But this is rubbish! <text:s/>At a "mere" 1,000,000 dimensions the matrix fits into memory! <text:s/>If the matrix is in memory, we could reasonably work at cauldron scale and do the sparisification using S=1,000 all in one go! <text:s/>If we are to do this, however, we must consider how we can multiply a "mere" 1,000 vectors using 32 cores. <text:s/>This is 10</text:span><text:span text:style-name="T4">15</text:span><text:span text:style-name="T5"> elementary operations, so about 15 minutes work for a single core. <text:s/>There is a dependency chain - we can't multiply again until the first is done - so </text:span><text:span text:style-name="T10">ignoring load-balancing we would have a 30 second job to multiply the matrix A by 32,000 columns of B (which might as well be stored in Bfmt the whole time).</text:span></text:p>
      <text:p text:style-name="P32"/>
      <text:p text:style-name="P33">At this superficial level of investigation, it therefore looks as if, for the "big" minimal polynomial case at least, sparisification, in memory, multi-core with S=1,000 is roughly the way to go. <text:s/>Load balancing looks interesting, but can probably be neglected at this strategic level of investigation.</text:p>
      <text:p text:style-name="P33"><text:soft-page-break/></text:p>
      <text:p text:style-name="P17"><text:span text:style-name="T5">Let's digress for a moment to wonder what to do if the matrix does </text:span><text:span text:style-name="T11">not</text:span><text:span text:style-name="T5"> (quite) fit into memory. <text:s/>In that case, a preliminary sparsification with S=2 as described above looks like the first step, but now we would need to do the multiplication of the cauldron-sized batches using the sparsified right-multiplier - a problem that presumably faces us soon anyway.</text:span></text:p>
      <text:p text:style-name="P33"/>
      <text:p text:style-name="P33">Returning to the main theme, we must eventually face the problem of determining the characteristic polynomial in the case where the minimal polynomial is close to the dimension, though I suspect in practice that this extreme case will be rare. <text:s/>Probably more often it will be between 20% and 60% of the dimension.</text:p>
      <text:p text:style-name="P33"/>
      <text:p text:style-name="P33">Anyway . . . in the end we must face the problem of doing both the multiplication and the Gaussian one vector at a time . . . let's turn to this problem next.</text:p>
      <text:p text:style-name="P33"/>
      <text:p text:style-name="P33">Multiplying a vector by a sparsified matrix consists of two stages.</text:p>
      <text:p text:style-name="P33"/>
      <text:p text:style-name="P33">The first stage does the sparsified part. <text:s/>To compute W = V.X some of the rows of X consist of a single entry, which is 1, and to deal with this we compute W1 = some entries of V moved around. <text:s/>In practice we should be able to feed into DCut and DPaste (gaining in both cache-utilization and computation load) rather than DPak and DUnpak, so this part should be extremely fast.</text:p>
      <text:p text:style-name="P33"/>
      <text:p text:style-name="P17"><text:span text:style-name="T5">The other part consists of multiplying a part of V (V2 say) by a dense set of rows to produce W2. <text:s/>It seems natural to use the HPMI for this, though whether it can utilize multiple cores is an interesting question. <text:s/></text:span><text:span text:style-name="T12">One difficulty is that we must convert V2 into something like Afmt, and at present this process is not well-suited to handling a single row.</text:span></text:p>
      <text:p text:style-name="P34"/>
      <text:p text:style-name="P35">The other process to consider is the Gaussian part, where the space is being built up one row at a time. <text:s/>Here, however, the work is substantial. <text:s/>Even with full HPMI speed there is a 12-hour job to do here, and it is hard to see how we can retain this performance without the "babies" interface. <text:s/>It seems likely that this issue will be the central one to solve. <text:s/>After sparsification with S=1,000 we can hope to generate the vectors in a handful of milliseconds. <text:s/>Even in Dfmt we have only 1000 rows to add in at 200,000 bytes, so 200 mSec is certainly achievable. <text:s/>No doubt we can do better if we need to. <text:s/>Our job, however, is to do the Gaussian.</text:p>
      <text:p text:style-name="P35"/>
      <text:p text:style-name="P18"><text:span text:style-name="T5">But we can proceed in hope. <text:s/>We might reasonably make 1000 vectors one-at-a-time, or even 32,000, and then check for linear dependency afterwards, hoping that the vectors are indeed independent. <text:s/></text:span><text:span text:style-name="T14">That way we get our "babies" interface back and can use the HPMI, though the algorithms needed may not be the ones it is currently designed to produce.</text:span></text:p>
      <text:p text:style-name="P36"/>
      <text:p text:style-name="P37">All in all, the characteristic polynomial process seems to consist of dealing with the following three main problems.</text:p>
      <text:p text:style-name="P37"/>
      <text:p text:style-name="P37"><text:soft-page-break/>1. <text:s/>Take the matrix in Bfmt and spin up a set of 1,000 vectors in the hopes that they span the whole space. <text:s/>If there is a "tail" - the dimension increases very slowly -, it may be advisable to learn from this and take evasive action, though it seems that this is very unlikely to happen in practice (famous last words).</text:p>
      <text:p text:style-name="P37">2. <text:s/>Multiply single vectors by this "sparsified" matrix to generate the spinning of a vector at the maximum possible speed.</text:p>
      <text:p text:style-name="P37">3. <text:s/>To collect these single vectors together into a batch, and perform Gaussian elimination. <text:s/>If the zero vector is ever found, this implies that the remainder of the batch is to be discarded, but the size of the batch is chosen to minimize the impact of this.</text:p>
      <text:p text:style-name="P30"/>
      <text:p text:style-name="P19"><text:span text:style-name="T13">I</text:span><text:span text:style-name="T5">t looks likely that stage 2 is a major factor in this, so it is to this - how to multiply by a "sparsifed" matrix as rapidly as possible - that I now turn.</text:span></text:p>
      <text:p text:style-name="P38"/>
      <text:p text:style-name="P22">Section <text:span text:style-name="T17">3</text:span> – <text:span text:style-name="T17">Sparsified multiplication.</text:span></text:p>
      <text:p text:style-name="P6"/>
      <text:p text:style-name="P39">One technical aspect that is clearly going to need to be addressed sooner rather than later is the detail of multiplying a vector V by a sparsified matrix M. <text:s/>We immediately see the following issues, almost all of which arise because the system is designed to handle a lot of rows at once, and we cannot provide more than one row at a time, since the next one comes as a result of the previous operation.</text:p>
      <text:p text:style-name="P39"/>
      <text:list xml:id="list3796754805752369908" text:style-name="L1">
        <text:list-item>
          <text:p text:style-name="P40">The vector V must be separated into two parts, which I will call V1 and W. <text:s/>V1 consists of the entries of V permuted according to the sparse parts of M, whereas W consists of those entries of V that need to be multiplied by the dense parts of M. <text:s/>There are two competing technologies for this - Cut/Paste and Pak/Unpak. <text:s/>It seems likely that Cut/Paste will be preferable, but it is currently designed more for handling multiple rows rather than a single one, and it may be that Cut/Paste needs a bit of attention to reduce the impact of mis-predicted branches, or it may be that Pak/Unpak (again suitably upgraded) is better. <text:s/>We do not want to "upgrade" Cut/Paste to the detriment of its multi-row main purpose.</text:p>
        </text:list-item>
        <text:list-item>
          <text:p text:style-name="P40">We must convert W into some sort of Afmt. <text:s/>Again the current call is designed to handle multiple rows of A, and we may need to revisit this code, or even produce a new version if this turns out to be performance-critical.</text:p>
        </text:list-item>
        <text:list-item>
          <text:p text:style-name="P45"><text:span text:style-name="T5">We must multiply </text:span><text:span text:style-name="T15">W (in Afmt by this time) by the dense part. <text:s/>This needs us to look at BrickMad to see how bad it is for handling one row. <text:s/>There is a question as to whether we hold the dense part of B in Bfmt or as BWA blocks, and my natural thinking is that BWA blocks will be better. <text:s/>The alternative is to write a new function that can multiply a single row of Afmt by Bfmt directly (without populating a BWA at all). <text:s/>The advantage of the BWA is that less data is fetched for each multiplication, whereas the direct Bfmt approach would reduce the overall size of matrix B, with the added gain if it thereby fits into a better cache level.</text:span></text:p>
        </text:list-item>
        <text:list-item>
          <text:p text:style-name="P41">We must choose the sparsity level appropriately. <text:s/>Clearly a matrix that is more sparse can be multiplied more rapidly, and will be smaller and therefore may fit into a better cache <text:soft-page-break/>level. <text:s/>This must be set against the time it takes to achieve that level of sparsity, which again may be an issue because multiplying a smaller number of rows is less efficient.</text:p>
        </text:list-item>
        <text:list-item>
          <text:p text:style-name="P41">As the computation proceeds, heuristics should be collected to give an estimate of the degree of the minimal polynomial, which can in turn be used to guide the future wor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0-02T19:45:57.840534571</dc:date>
    <meta:editing-duration>P4DT7H22M28S</meta:editing-duration>
    <meta:editing-cycles>421</meta:editing-cycles>
    <meta:generator>LibreOffice/5.1.6.2$Linux_X86_64 LibreOffice_project/10m0$Build-2</meta:generator>
    <meta:printed-by>User </meta:printed-by>
    <meta:print-date>2012-07-06T16:23:45</meta:print-date>
    <meta:document-statistic meta:table-count="0" meta:image-count="0" meta:object-count="0" meta:page-count="7" meta:paragraph-count="67" meta:word-count="2889" meta:character-count="15767" meta:non-whitespace-character-count="12762"/>
  </office:meta>
</office:document-meta>
</file>